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0DB000000E7DEFE0B42BC87E1A6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Times New Roman1" fo:font-size="12pt" style:font-size-asian="12pt"/>
    </style:style>
    <style:style style:name="P2" style:family="paragraph" style:parent-style-name="Header">
      <style:paragraph-properties fo:text-align="center" style:justify-single-word="false"/>
      <style:text-properties style:font-name="Times New Roman1" fo:font-size="16pt" fo:font-weight="bold" style:font-size-asian="16pt" style:font-weight-asian="bold" style:font-size-complex="16pt"/>
    </style:style>
    <style:style style:name="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1" fo:font-size="8pt" style:font-size-asian="8pt" style:font-size-complex="8pt"/>
    </style:style>
    <style:style style:name="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1" fo:font-size="8pt" style:font-size-asian="8pt" style:font-size-complex="8pt"/>
    </style:style>
    <style:style style:name="P5" style:family="paragraph" style:parent-style-name="List_20_Paragraph" style:list-style-name="WWNum4">
      <style:paragraph-properties fo:margin-left="0.751cm" fo:margin-right="0cm" fo:margin-top="0cm" fo:margin-bottom="0cm" loext:contextual-spacing="true" fo:line-height="115%" fo:text-align="justify" style:justify-single-word="false" fo:text-indent="-0.25cm" style:auto-text-indent="false"/>
      <style:text-properties style:font-name="Times New Roman1" fo:font-size="12pt" officeooo:paragraph-rsid="00128b0f" style:font-size-asian="12pt" style:font-size-complex="12pt"/>
    </style:style>
    <style:style style:name="P6" style:family="paragraph" style:parent-style-name="Standard" style:master-page-name="Default_20_Style3">
      <style:paragraph-properties fo:margin-top="0cm" fo:margin-bottom="0cm" loext:contextual-spacing="false" style:page-number="auto"/>
      <style:text-properties officeooo:paragraph-rsid="00128b0f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officeooo:paragraph-rsid="00128b0f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style:text-underline-style="solid" style:text-underline-width="auto" style:text-underline-color="font-color" fo:font-weight="bold" officeooo:paragraph-rsid="00128b0f" style:font-size-asian="12pt" style:font-weight-asian="bold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officeooo:paragraph-rsid="00128b0f" style:font-size-asian="12pt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Times New Roman1" fo:font-size="12pt" officeooo:paragraph-rsid="00128b0f" style:font-size-asian="12pt" style:font-size-complex="12pt"/>
    </style:style>
    <style:style style:name="P11" style:family="paragraph" style:parent-style-name="Standard">
      <style:paragraph-properties fo:margin-top="0cm" fo:margin-bottom="0cm" loext:contextual-spacing="false" fo:line-height="115%"/>
      <style:text-properties style:font-name="Times New Roman1" fo:font-size="12pt" officeooo:paragraph-rsid="00128b0f" style:font-size-asian="12pt" style:font-size-complex="12pt"/>
    </style:style>
    <style:style style:name="P1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1" fo:font-size="12pt" officeooo:paragraph-rsid="00128b0f" style:font-size-asian="12pt" style:font-size-complex="12pt"/>
    </style:style>
    <style:style style:name="P13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officeooo:paragraph-rsid="00128b0f"/>
    </style:style>
    <style:style style:name="P14" style:family="paragraph" style:parent-style-name="Standard">
      <style:paragraph-properties fo:margin-top="0.423cm" fo:margin-bottom="0cm" loext:contextual-spacing="false" fo:line-height="100%" fo:text-align="center" style:justify-single-word="false"/>
      <style:text-properties style:font-name="Times New Roman1" fo:font-size="12pt" fo:font-weight="bold" officeooo:paragraph-rsid="00128b0f" style:font-size-asian="12pt" style:font-weight-asian="bold" style:font-size-complex="12pt"/>
    </style:style>
    <style:style style:name="P15" style:family="paragraph">
      <loext:graphic-properties draw:fill="none"/>
    </style:style>
    <style:style style:name="T1" style:family="text">
      <style:text-properties style:font-name="Times New Roman1" fo:font-size="12pt" fo:font-weight="bold" style:font-size-asian="12pt" style:font-weight-asian="bold" style:font-size-complex="12pt"/>
    </style:style>
    <style:style style:name="T2" style:family="text">
      <style:text-properties style:font-name="Times New Roman1" fo:font-size="12pt" style:font-size-asian="12pt" style:font-size-complex="12pt"/>
    </style:style>
    <style:style style:name="T3" style:family="text">
      <style:text-properties style:font-name="Times New Roman1" fo:font-size="12pt" fo:language="en" fo:country="AU" style:font-size-asian="12pt" style:font-size-complex="12pt"/>
    </style:style>
    <style:style style:name="T4" style:family="text">
      <style:text-properties officeooo:rsid="00185a3a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8"><text:bookmark-start text:name="_Hlk481330439MailMergeMark2020-05-06T04:28:40Z9"/>SURAT KEPUTUSAN</text:p>
      <text:p text:style-name="P9">No. / 422 / 454 /Adm.Sek</text:p>
      <text:p text:style-name="P10"/>
      <text:p text:style-name="P11">Berdasarkan :</text:p>
      <text:list xml:id="list699828194" text:style-name="WWNum4">
        <text:list-item>
          <text:p text:style-name="P5">Undang-Undang No. 20 Tahun 2003 tentang Sistem Pendidikan Nasional.</text:p>
        </text:list-item>
        <text:list-item>
          <text:p text:style-name="P5">Undang-Undang No. 23 Tahun 2014 tentang Pemerintah Daerah. </text:p>
        </text:list-item>
        <text:list-item>
          <text:p text:style-name="P5">Peraturan Pemerintah No. 22 Tahun 1990 tentang Pendidikan Menengah. </text:p>
        </text:list-item>
        <text:list-item>
          <text:p text:style-name="P5">Peraturan Pemerintah No. 19 Tahun 2005 tentang Standar Nasional Pendidikan. </text:p>
        </text:list-item>
        <text:list-item>
          <text:p text:style-name="P5">Peraturan Menteri Pendidikan Nasional No. 22 Tahun 2008 tentang Standar Isi. </text:p>
        </text:list-item>
        <text:list-item>
          <text:p text:style-name="P5">Peraturan Menteri Pendidikan Nasional No. 23 Tahun 2006 tentang Standar Kompetensi Lulusan. </text:p>
        </text:list-item>
        <text:list-item>
          <text:p text:style-name="P5">Permendikbud RI No. 3 Tahun 2017 tentang Penilaian Hasil Belajar oleh Pemerintah dan Penilaian Hasil Belajar oleh Satuan Pendidikan. </text:p>
        </text:list-item>
        <text:list-item>
          <text:p text:style-name="P5">Peraturan Menteri Pendidikan dan Kebudayaan RI No. 04 Tahun 2020 tentang Kriteria Kelulusan Peserta Didik dari Satuan Pendidikan. </text:p>
        </text:list-item>
        <text:list-item>
          <text:p text:style-name="P5">Peraturan Dirjen Dikdasemen Kemendikbud tentang POS Penyelenggaraan Ujian Sekolah Bestandar Nasional (USBN) pada Pendidikan Dasar dan Menengah Tahun Pelajaran 2019/2020.Kepala UPT SMKN 1 Kragilan memutuskan siswa tersebut di bawah ini :</text:p>
        </text:list-item>
      </text:list>
      <text:p text:style-name="P12"/>
      <text:p text:style-name="P13"><text:span text:style-name="T2"><text:tab/><text:tab/>Nama<text:tab/><text:tab/><text:tab/><text:tab/>: </text:span></text:p>
      <text:p text:style-name="P13"><text:span text:style-name="T2"><text:tab/><text:tab/>Tempat, Tanggal Lahir<text:tab/>: , </text:span></text:p>
      <text:p text:style-name="P13"><text:span text:style-name="T2"><text:tab/><text:tab/>NISN<text:tab/><text:tab/><text:tab/><text:tab/>: 0016311935</text:span></text:p>
      <text:p text:style-name="P13"><text:span text:style-name="T2"><text:tab/><text:tab/>Paket Keahlian<text:tab/><text:tab/>: Teknik Pemesinan</text:span></text:p>
      <text:p text:style-name="P12"/>
      <text:p text:style-name="P13"><text:bookmark-start text:name="_Hlk481362583MailMergeMark2020-05-06T04:28:40Z10"/><text:span text:style-name="T2">Telah menyelesaikan proses pembelajaran dari Tahun Pelajaran 2017/2018 sampai Tahun Pelajaran 2019/2020 dan telah mengikuti </text:span><text:span text:style-name="T3">Ujian</text:span><text:span text:style-name="T2"> </text:span><text:span text:style-name="T3">sekolah</text:span><text:span text:style-name="T2"> </text:span><text:span text:style-name="T3">berstandar</text:span><text:span text:style-name="T2"> </text:span><text:span text:style-name="T3">Nasional (USBN) </text:span><text:span text:style-name="T2">Secara Online maka siswa tersebut di atas dinyatakan :</text:span></text:p>
      <text:p text:style-name="P14">LULUS</text:p>
      <text:p text:style-name="P10"/>
      <text:p text:style-name="P10">Demikian Surat Keterangan ini dibuat untuk digunakan sebagaimana mestinya</text:p>
      <text:p text:style-name="P10"/>
      <text:p text:style-name="P10"><text:tab/><text:tab/><text:tab/><text:tab/><text:tab/><text:tab/><text:tab/>Kragilan, 02 Mei 20<text:span text:style-name="T4">20</text:span></text:p>
      <text:p text:style-name="P10"><text:tab/><text:tab/><text:tab/><text:tab/><text:tab/><text:tab/><text:tab/>Kepala UPT,</text:p>
      <text:p text:style-name="P10"><text:bookmark text:name="_GoBackMailMergeMark2020-05-06T04:28:40Z11"/></text:p>
      <text:p text:style-name="P10"/>
      <text:p text:style-name="P10"/>
      <text:p text:style-name="P7"><text:span text:style-name="T2"><text:tab/><text:tab/><text:tab/><text:tab/><text:tab/><text:tab/><text:tab/></text:span><text:span text:style-name="T1">H. UNTUNG SUPRIYANTO, M.Pd</text:span></text:p>
      <text:p text:style-name="P7"><text:span text:style-name="T1"><text:tab/><text:tab/><text:tab/><text:tab/><text:tab/><text:tab/><text:tab/></text:span><text:span text:style-name="T3">Pembina Tk.1</text:span></text:p>
      <text:p text:style-name="P7"><text:span text:style-name="T1"><text:tab/><text:tab/><text:tab/><text:tab/><text:tab/><text:tab/><text:tab/></text:span><text:span text:style-name="T2">NIP 19680606 199403 1 013</text:span><text:bookmark-end text:name="_Hlk481330439MailMergeMark2020-05-06T04:28:40Z9"/><text:bookmark-end text:name="_Hlk481362583MailMergeMark2020-05-06T04:28:40Z10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d" fo:country="ID" style:letter-kerning="false" style:font-name-asian="Times New Roman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id" fo:country="ID" style:letter-kerning="false" style:font-name-asian="Times New Roma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font-name-complex="Times New Roman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Label_20_9" style:display-name="ListLabel 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Times New Roman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 style:font-name-complex="Times New Roman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Header_20_Char" style:display-name="Header Ch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8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3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4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Times New Roman1" fo:font-size="12pt" style:font-size-asian="12pt"/>
    </style:style>
    <style:style style:name="MP2" style:family="paragraph" style:parent-style-name="Header">
      <style:paragraph-properties fo:text-align="center" style:justify-single-word="false"/>
      <style:text-properties style:font-name="Times New Roman1" fo:font-size="16pt" fo:font-weight="bold" style:font-size-asian="16pt" style:font-weight-asian="bold" style:font-size-complex="16pt"/>
    </style:style>
    <style:style style:name="M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1" fo:font-size="8pt" style:font-size-asian="8pt" style:font-size-complex="8pt"/>
    </style:style>
    <style:style style:name="M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1" fo:font-size="8pt" style:font-size-asian="8pt" style:font-size-complex="8pt"/>
    </style:style>
    <style:style style:name="MP5" style:family="paragraph">
      <loext:graphic-properties draw:fill="none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51cm" fo:margin-left="0cm" fo:margin-right="0cm" fo:margin-bottom="3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Picture 30" text:anchor-type="char" svg:x="-0.053cm" svg:y="0.191cm" svg:width="2.223cm" svg:height="2.381cm" draw:z-index="0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" style:display-name="Default Style1" style:page-layout-name="Mpm1">
      <style:header>
        <text:p text:style-name="MP1"><draw:frame draw:style-name="Mfr1" draw:name="Image1" text:anchor-type="char" svg:x="-0.053cm" svg:y="0.191cm" svg:width="2.223cm" svg:height="2.381cm" draw:z-index="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" style:display-name="Default Style2" style:page-layout-name="Mpm1">
      <style:header>
        <text:p text:style-name="MP1"><draw:frame draw:style-name="Mfr1" draw:name="Image2" text:anchor-type="char" svg:x="-0.053cm" svg:y="0.191cm" svg:width="2.223cm" svg:height="2.381cm" draw:z-index="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" style:display-name="Default Style3" style:page-layout-name="Mpm1">
      <style:header>
        <text:p text:style-name="MP1"><draw:frame draw:style-name="Mfr1" draw:name="Image3" text:anchor-type="char" svg:x="-0.053cm" svg:y="0.191cm" svg:width="2.223cm" svg:height="2.381cm" draw:z-index="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4" style:display-name="Default Style4" style:page-layout-name="Mpm1">
      <style:header>
        <text:p text:style-name="MP1"><draw:frame draw:style-name="Mfr1" draw:name="Image4" text:anchor-type="char" svg:x="-0.053cm" svg:y="0.191cm" svg:width="2.223cm" svg:height="2.381cm" draw:z-index="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5" style:display-name="Default Style5" style:page-layout-name="Mpm1">
      <style:header>
        <text:p text:style-name="MP1"><draw:frame draw:style-name="Mfr1" draw:name="Image5" text:anchor-type="char" svg:x="-0.053cm" svg:y="0.191cm" svg:width="2.223cm" svg:height="2.381cm" draw:z-index="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6" style:display-name="Default Style6" style:page-layout-name="Mpm1">
      <style:header>
        <text:p text:style-name="MP1"><draw:frame draw:style-name="Mfr1" draw:name="Image6" text:anchor-type="char" svg:x="-0.053cm" svg:y="0.191cm" svg:width="2.223cm" svg:height="2.381cm" draw:z-index="1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7" style:display-name="Default Style7" style:page-layout-name="Mpm1">
      <style:header>
        <text:p text:style-name="MP1"><draw:frame draw:style-name="Mfr1" draw:name="Image7" text:anchor-type="char" svg:x="-0.053cm" svg:y="0.191cm" svg:width="2.223cm" svg:height="2.381cm" draw:z-index="1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8" style:display-name="Default Style8" style:page-layout-name="Mpm1">
      <style:header>
        <text:p text:style-name="MP1"><draw:frame draw:style-name="Mfr1" draw:name="Image8" text:anchor-type="char" svg:x="-0.053cm" svg:y="0.191cm" svg:width="2.223cm" svg:height="2.381cm" draw:z-index="1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9" style:display-name="Default Style9" style:page-layout-name="Mpm1">
      <style:header>
        <text:p text:style-name="MP1"><draw:frame draw:style-name="Mfr1" draw:name="Image9" text:anchor-type="char" svg:x="-0.053cm" svg:y="0.191cm" svg:width="2.223cm" svg:height="2.381cm" draw:z-index="1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0" style:display-name="Default Style10" style:page-layout-name="Mpm1">
      <style:header>
        <text:p text:style-name="MP1"><draw:frame draw:style-name="Mfr1" draw:name="Image10" text:anchor-type="char" svg:x="-0.053cm" svg:y="0.191cm" svg:width="2.223cm" svg:height="2.381cm" draw:z-index="1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1" style:display-name="Default Style11" style:page-layout-name="Mpm1">
      <style:header>
        <text:p text:style-name="MP1"><draw:frame draw:style-name="Mfr1" draw:name="Image11" text:anchor-type="char" svg:x="-0.053cm" svg:y="0.191cm" svg:width="2.223cm" svg:height="2.381cm" draw:z-index="2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2" style:display-name="Default Style12" style:page-layout-name="Mpm1">
      <style:header>
        <text:p text:style-name="MP1"><draw:frame draw:style-name="Mfr1" draw:name="Image12" text:anchor-type="char" svg:x="-0.053cm" svg:y="0.191cm" svg:width="2.223cm" svg:height="2.381cm" draw:z-index="2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3" style:display-name="Default Style13" style:page-layout-name="Mpm1">
      <style:header>
        <text:p text:style-name="MP1"><draw:frame draw:style-name="Mfr1" draw:name="Image13" text:anchor-type="char" svg:x="-0.053cm" svg:y="0.191cm" svg:width="2.223cm" svg:height="2.381cm" draw:z-index="2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4" style:display-name="Default Style14" style:page-layout-name="Mpm1">
      <style:header>
        <text:p text:style-name="MP1"><draw:frame draw:style-name="Mfr1" draw:name="Image14" text:anchor-type="char" svg:x="-0.053cm" svg:y="0.191cm" svg:width="2.223cm" svg:height="2.381cm" draw:z-index="2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5" style:display-name="Default Style15" style:page-layout-name="Mpm1">
      <style:header>
        <text:p text:style-name="MP1"><draw:frame draw:style-name="Mfr1" draw:name="Image15" text:anchor-type="char" svg:x="-0.053cm" svg:y="0.191cm" svg:width="2.223cm" svg:height="2.381cm" draw:z-index="2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6" style:display-name="Default Style16" style:page-layout-name="Mpm1">
      <style:header>
        <text:p text:style-name="MP1"><draw:frame draw:style-name="Mfr1" draw:name="Image16" text:anchor-type="char" svg:x="-0.053cm" svg:y="0.191cm" svg:width="2.223cm" svg:height="2.381cm" draw:z-index="3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7" style:display-name="Default Style17" style:page-layout-name="Mpm1">
      <style:header>
        <text:p text:style-name="MP1"><draw:frame draw:style-name="Mfr1" draw:name="Image17" text:anchor-type="char" svg:x="-0.053cm" svg:y="0.191cm" svg:width="2.223cm" svg:height="2.381cm" draw:z-index="3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8" style:display-name="Default Style18" style:page-layout-name="Mpm1">
      <style:header>
        <text:p text:style-name="MP1"><draw:frame draw:style-name="Mfr1" draw:name="Image18" text:anchor-type="char" svg:x="-0.053cm" svg:y="0.191cm" svg:width="2.223cm" svg:height="2.381cm" draw:z-index="3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9" style:display-name="Default Style19" style:page-layout-name="Mpm1">
      <style:header>
        <text:p text:style-name="MP1"><draw:frame draw:style-name="Mfr1" draw:name="Image19" text:anchor-type="char" svg:x="-0.053cm" svg:y="0.191cm" svg:width="2.223cm" svg:height="2.381cm" draw:z-index="3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0" style:display-name="Default Style20" style:page-layout-name="Mpm1">
      <style:header>
        <text:p text:style-name="MP1"><draw:frame draw:style-name="Mfr1" draw:name="Image20" text:anchor-type="char" svg:x="-0.053cm" svg:y="0.191cm" svg:width="2.223cm" svg:height="2.381cm" draw:z-index="3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1" style:display-name="Default Style21" style:page-layout-name="Mpm1">
      <style:header>
        <text:p text:style-name="MP1"><draw:frame draw:style-name="Mfr1" draw:name="Image21" text:anchor-type="char" svg:x="-0.053cm" svg:y="0.191cm" svg:width="2.223cm" svg:height="2.381cm" draw:z-index="4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2" style:display-name="Default Style22" style:page-layout-name="Mpm1">
      <style:header>
        <text:p text:style-name="MP1"><draw:frame draw:style-name="Mfr1" draw:name="Image22" text:anchor-type="char" svg:x="-0.053cm" svg:y="0.191cm" svg:width="2.223cm" svg:height="2.381cm" draw:z-index="4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3" style:display-name="Default Style23" style:page-layout-name="Mpm1">
      <style:header>
        <text:p text:style-name="MP1"><draw:frame draw:style-name="Mfr1" draw:name="Image23" text:anchor-type="char" svg:x="-0.053cm" svg:y="0.191cm" svg:width="2.223cm" svg:height="2.381cm" draw:z-index="4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4" style:display-name="Default Style24" style:page-layout-name="Mpm1">
      <style:header>
        <text:p text:style-name="MP1"><draw:frame draw:style-name="Mfr1" draw:name="Image24" text:anchor-type="char" svg:x="-0.053cm" svg:y="0.191cm" svg:width="2.223cm" svg:height="2.381cm" draw:z-index="4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5" style:display-name="Default Style25" style:page-layout-name="Mpm1">
      <style:header>
        <text:p text:style-name="MP1"><draw:frame draw:style-name="Mfr1" draw:name="Image25" text:anchor-type="char" svg:x="-0.053cm" svg:y="0.191cm" svg:width="2.223cm" svg:height="2.381cm" draw:z-index="4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6" style:display-name="Default Style26" style:page-layout-name="Mpm1">
      <style:header>
        <text:p text:style-name="MP1"><draw:frame draw:style-name="Mfr1" draw:name="Image26" text:anchor-type="char" svg:x="-0.053cm" svg:y="0.191cm" svg:width="2.223cm" svg:height="2.381cm" draw:z-index="5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7" style:display-name="Default Style27" style:page-layout-name="Mpm1">
      <style:header>
        <text:p text:style-name="MP1"><draw:frame draw:style-name="Mfr1" draw:name="Image27" text:anchor-type="char" svg:x="-0.053cm" svg:y="0.191cm" svg:width="2.223cm" svg:height="2.381cm" draw:z-index="5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8" style:display-name="Default Style28" style:page-layout-name="Mpm1">
      <style:header>
        <text:p text:style-name="MP1"><draw:frame draw:style-name="Mfr1" draw:name="Image28" text:anchor-type="char" svg:x="-0.053cm" svg:y="0.191cm" svg:width="2.223cm" svg:height="2.381cm" draw:z-index="5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9" style:display-name="Default Style29" style:page-layout-name="Mpm1">
      <style:header>
        <text:p text:style-name="MP1"><draw:frame draw:style-name="Mfr1" draw:name="Image29" text:anchor-type="char" svg:x="-0.053cm" svg:y="0.191cm" svg:width="2.223cm" svg:height="2.381cm" draw:z-index="5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0" style:display-name="Default Style30" style:page-layout-name="Mpm1">
      <style:header>
        <text:p text:style-name="MP1"><draw:frame draw:style-name="Mfr1" draw:name="Image30" text:anchor-type="char" svg:x="-0.053cm" svg:y="0.191cm" svg:width="2.223cm" svg:height="2.381cm" draw:z-index="5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1" style:display-name="Default Style31" style:page-layout-name="Mpm1">
      <style:header>
        <text:p text:style-name="MP1"><draw:frame draw:style-name="Mfr1" draw:name="Image31" text:anchor-type="char" svg:x="-0.053cm" svg:y="0.191cm" svg:width="2.223cm" svg:height="2.381cm" draw:z-index="6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2" style:display-name="Default Style32" style:page-layout-name="Mpm1">
      <style:header>
        <text:p text:style-name="MP1"><draw:frame draw:style-name="Mfr1" draw:name="Image32" text:anchor-type="char" svg:x="-0.053cm" svg:y="0.191cm" svg:width="2.223cm" svg:height="2.381cm" draw:z-index="6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10</meta:initial-creator>
    <meta:generator>LibreOffice/6.3.0.4$Linux_X86_64 LibreOffice_project/057fc023c990d676a43019934386b85b21a9ee99</meta:generator>
    <meta:creation-date>2020-05-06T04:28:33.422482040</meta:creation-date>
    <dc:date>2020-05-06T04:29:00.630280755</dc:date>
    <meta:print-date>2020-05-04T04:53:00</meta:print-date>
    <meta:editing-cycles>18</meta:editing-cycles>
    <meta:editing-duration>PT1H14S</meta:editing-duration>
    <meta:document-statistic meta:table-count="0" meta:image-count="33" meta:object-count="0" meta:page-count="1" meta:paragraph-count="222" meta:word-count="1438" meta:character-count="10113" meta:non-whitespace-character-count="8847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